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11in"/>
    </style:style>
    <style:style style:name="co2" style:family="table-column">
      <style:table-column-properties fo:break-before="auto" style:column-width="2.2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0.3335in"/>
    </style:style>
    <style:style style:name="co5" style:family="table-column">
      <style:table-column-properties fo:break-before="auto" style:column-width="0.678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178in"/>
    </style:style>
    <style:style style:name="co8" style:family="table-column">
      <style:table-column-properties fo:break-before="auto" style:column-width="1.289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m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START</text:p>
          </table:table-cell>
          <table:table-cell office:value-type="string">
            <text:p>TO</text:p>
          </table:table-cell>
          <table:table-cell office:value-type="string">
            <text:p>ADDRESS</text:p>
          </table:table-cell>
          <table:table-cell office:value-type="string">
            <text:p>CITY</text:p>
          </table:table-cell>
          <table:table-cell office:value-type="string">
            <text:p>ST</text:p>
          </table:table-cell>
          <table:table-cell office:value-type="string">
            <text:p>POSTAL</text:p>
          </table:table-cell>
        </table:table-row>
        <table:table-row table:style-name="ro1">
          <table:table-cell office:value-type="string">
            <text:p>1993-11</text:p>
          </table:table-cell>
          <table:table-cell office:value-type="string">
            <text:p>2004-07</text:p>
          </table:table-cell>
          <table:table-cell office:value-type="string">
            <text:p>310 W Illinois Avenue</text:p>
          </table:table-cell>
          <table:table-cell office:value-type="string">
            <text:p>Southern Pines</text:p>
          </table:table-cell>
          <table:table-cell office:value-type="string">
            <text:p>NC</text:p>
          </table:table-cell>
          <table:table-cell office:value-type="float" office:value="28387">
            <text:p>28387</text:p>
          </table:table-cell>
        </table:table-row>
        <table:table-row table:style-name="ro1">
          <table:table-cell office:value-type="string">
            <text:p>2004-07</text:p>
          </table:table-cell>
          <table:table-cell office:value-type="string">
            <text:p>2005-04</text:p>
          </table:table-cell>
          <table:table-cell office:value-type="string">
            <text:p>5111 Berry Rose Way</text:p>
          </table:table-cell>
          <table:table-cell office:value-type="string">
            <text:p>Cary</text:p>
          </table:table-cell>
          <table:table-cell office:value-type="string">
            <text:p>NC</text:p>
          </table:table-cell>
          <table:table-cell office:value-type="float" office:value="27511">
            <text:p>27511</text:p>
          </table:table-cell>
        </table:table-row>
        <table:table-row table:style-name="ro1">
          <table:table-cell office:value-type="string">
            <text:p>2005-04</text:p>
          </table:table-cell>
          <table:table-cell office:value-type="string">
            <text:p>2006-04</text:p>
          </table:table-cell>
          <table:table-cell office:value-type="string">
            <text:p>2622 Reunion Meadows Lane</text:p>
          </table:table-cell>
          <table:table-cell office:value-type="string">
            <text:p>Apex</text:p>
          </table:table-cell>
          <table:table-cell office:value-type="string">
            <text:p>NC</text:p>
          </table:table-cell>
          <table:table-cell office:value-type="float" office:value="27539">
            <text:p>27539</text:p>
          </table:table-cell>
        </table:table-row>
        <table:table-row table:style-name="ro1">
          <table:table-cell office:value-type="string">
            <text:p>2006-04</text:p>
          </table:table-cell>
          <table:table-cell office:value-type="string">
            <text:p>2007-03</text:p>
          </table:table-cell>
          <table:table-cell office:value-type="string">
            <text:p>3208 Hinsley Road</text:p>
          </table:table-cell>
          <table:table-cell office:value-type="string">
            <text:p>New Hill</text:p>
          </table:table-cell>
          <table:table-cell office:value-type="string">
            <text:p>NC</text:p>
          </table:table-cell>
          <table:table-cell office:value-type="float" office:value="27562">
            <text:p>27562</text:p>
          </table:table-cell>
        </table:table-row>
        <table:table-row table:style-name="ro1">
          <table:table-cell office:value-type="string">
            <text:p>2007-03</text:p>
          </table:table-cell>
          <table:table-cell office:value-type="string">
            <text:p>Present</text:p>
          </table:table-cell>
          <table:table-cell office:value-type="string">
            <text:p>1323 Park Summit Boulevard</text:p>
          </table:table-cell>
          <table:table-cell office:value-type="string">
            <text:p>Apex</text:p>
          </table:table-cell>
          <table:table-cell office:value-type="string">
            <text:p>NC</text:p>
          </table:table-cell>
          <table:table-cell office:value-type="float" office:value="27523">
            <text:p>27523</text:p>
          </table:table-cell>
        </table:table-row>
      </table:table>
      <table:table table:name="Work" table:style-name="ta1" table:print="false">
        <office:forms form:automatic-focus="false" form:apply-design-mode="false"/>
        <table:table-column table:style-name="co7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string">
            <text:p>COMPANY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CITY</text:p>
          </table:table-cell>
          <table:table-cell office:value-type="string">
            <text:p>ST</text:p>
          </table:table-cell>
          <table:table-cell office:value-type="string">
            <text:p>Supervisor</text:p>
          </table:table-cell>
        </table:table-row>
        <table:table-row table:style-name="ro1">
          <table:table-cell office:value-type="string">
            <text:p>Southern Pines Public Library</text:p>
          </table:table-cell>
          <table:table-cell table:number-columns-repeated="2"/>
          <table:table-cell office:value-type="string">
            <text:p>Southern Pines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string">
            <text:p>Mt Fuji Japanese Steakhouse</text:p>
          </table:table-cell>
          <table:table-cell table:number-columns-repeated="2"/>
          <table:table-cell office:value-type="string">
            <text:p>Aberdeen</text:p>
          </table:table-cell>
          <table:table-cell office:value-type="string">
            <text:p>NC</text:p>
          </table:table-cell>
          <table:table-cell office:value-type="string">
            <text:p>Steve</text:p>
          </table:table-cell>
        </table:table-row>
        <table:table-row table:style-name="ro1">
          <table:table-cell office:value-type="string">
            <text:p>C-Thru Window Cleaners</text:p>
          </table:table-cell>
          <table:table-cell table:number-columns-repeated="2"/>
          <table:table-cell office:value-type="string">
            <text:p>Pinebluff</text:p>
          </table:table-cell>
          <table:table-cell office:value-type="string">
            <text:p>NC</text:p>
          </table:table-cell>
          <table:table-cell office:value-type="string">
            <text:p>Joseph</text:p>
          </table:table-cell>
        </table:table-row>
        <table:table-row table:style-name="ro1">
          <table:table-cell office:value-type="string">
            <text:p>Rodger Smith</text:p>
          </table:table-cell>
          <table:table-cell table:number-columns-repeated="2"/>
          <table:table-cell office:value-type="string">
            <text:p>Pinebluff</text:p>
          </table:table-cell>
          <table:table-cell office:value-type="string">
            <text:p>NC</text:p>
          </table:table-cell>
          <table:table-cell office:value-type="string">
            <text:p>Rodger Smith</text:p>
          </table:table-cell>
        </table:table-row>
        <table:table-row table:style-name="ro1">
          <table:table-cell office:value-type="string">
            <text:p>Lowes Foods</text:p>
          </table:table-cell>
          <table:table-cell table:number-columns-repeated="2"/>
          <table:table-cell office:value-type="string">
            <text:p>Pinehurst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string">
            <text:p>A Beka Book</text:p>
          </table:table-cell>
          <table:table-cell office:value-type="string">
            <text:p>2000-01</text:p>
          </table:table-cell>
          <table:table-cell office:value-type="string">
            <text:p>2000-05</text:p>
          </table:table-cell>
          <table:table-cell office:value-type="string">
            <text:p>Pensacola</text:p>
          </table:table-cell>
          <table:table-cell office:value-type="string">
            <text:p>FL</text:p>
          </table:table-cell>
          <table:table-cell/>
        </table:table-row>
        <table:table-row table:style-name="ro1">
          <table:table-cell office:value-type="string">
            <text:p>The Fresh Market</text:p>
          </table:table-cell>
          <table:table-cell office:value-type="string">
            <text:p>2000-05</text:p>
          </table:table-cell>
          <table:table-cell office:value-type="string">
            <text:p>2001-06</text:p>
          </table:table-cell>
          <table:table-cell office:value-type="string">
            <text:p>Southern Pines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string">
            <text:p>Walt Disney World</text:p>
          </table:table-cell>
          <table:table-cell office:value-type="string">
            <text:p>2001-06</text:p>
          </table:table-cell>
          <table:table-cell office:value-type="string">
            <text:p>2001-11</text:p>
          </table:table-cell>
          <table:table-cell office:value-type="string">
            <text:p>Kissimmee</text:p>
          </table:table-cell>
          <table:table-cell office:value-type="string">
            <text:p>FL</text:p>
          </table:table-cell>
          <table:table-cell office:value-type="string">
            <text:p>Kelly Devonshire</text:p>
          </table:table-cell>
        </table:table-row>
        <table:table-row table:style-name="ro1">
          <table:table-cell office:value-type="string">
            <text:p>John Cole Plumbing</text:p>
          </table:table-cell>
          <table:table-cell table:number-columns-repeated="2"/>
          <table:table-cell office:value-type="string">
            <text:p>West End</text:p>
          </table:table-cell>
          <table:table-cell office:value-type="string">
            <text:p>NC</text:p>
          </table:table-cell>
          <table:table-cell office:value-type="string">
            <text:p>John Cole</text:p>
          </table:table-cell>
        </table:table-row>
        <table:table-row table:style-name="ro1">
          <table:table-cell office:value-type="string">
            <text:p>K-Mart</text:p>
          </table:table-cell>
          <table:table-cell table:number-columns-repeated="2"/>
          <table:table-cell office:value-type="string">
            <text:p>Southern Pines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string">
            <text:p>Sandhills Office Supply</text:p>
          </table:table-cell>
          <table:table-cell office:value-type="string">
            <text:p>2002-03</text:p>
          </table:table-cell>
          <table:table-cell office:value-type="string">
            <text:p>2003-01</text:p>
          </table:table-cell>
          <table:table-cell office:value-type="string">
            <text:p>Southern Pines</text:p>
          </table:table-cell>
          <table:table-cell office:value-type="string">
            <text:p>NC</text:p>
          </table:table-cell>
          <table:table-cell office:value-type="string">
            <text:p>Neil</text:p>
          </table:table-cell>
        </table:table-row>
        <table:table-row table:style-name="ro1">
          <table:table-cell office:value-type="string">
            <text:p>The Prescription Shoppe</text:p>
          </table:table-cell>
          <table:table-cell office:value-type="string">
            <text:p>2003-03</text:p>
          </table:table-cell>
          <table:table-cell office:value-type="string">
            <text:p>2003-06</text:p>
          </table:table-cell>
          <table:table-cell office:value-type="string">
            <text:p>Aberdeen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string">
            <text:p>Rodney Swarms Plumbing</text:p>
          </table:table-cell>
          <table:table-cell office:value-type="string">
            <text:p>2003-08</text:p>
          </table:table-cell>
          <table:table-cell office:value-type="string">
            <text:p>2006-06</text:p>
          </table:table-cell>
          <table:table-cell office:value-type="string">
            <text:p>Pinebluff</text:p>
          </table:table-cell>
          <table:table-cell office:value-type="string">
            <text:p>NC</text:p>
          </table:table-cell>
          <table:table-cell office:value-type="string">
            <text:p>Rodney Swarms</text:p>
          </table:table-cell>
        </table:table-row>
        <table:table-row table:style-name="ro1">
          <table:table-cell office:value-type="string">
            <text:p>AutoTimes</text:p>
          </table:table-cell>
          <table:table-cell office:value-type="string">
            <text:p>2004-06</text:p>
          </table:table-cell>
          <table:table-cell office:value-type="string">
            <text:p>2004-10</text:p>
          </table:table-cell>
          <table:table-cell office:value-type="string">
            <text:p>Cary</text:p>
          </table:table-cell>
          <table:table-cell office:value-type="string">
            <text:p>NC</text:p>
          </table:table-cell>
          <table:table-cell office:value-type="string">
            <text:p>Drew Williams</text:p>
          </table:table-cell>
        </table:table-row>
        <table:table-row table:style-name="ro1">
          <table:table-cell office:value-type="string">
            <text:p>Consumer Data Consultants</text:p>
          </table:table-cell>
          <table:table-cell office:value-type="string">
            <text:p>2004-10</text:p>
          </table:table-cell>
          <table:table-cell office:value-type="string">
            <text:p>2004-12</text:p>
          </table:table-cell>
          <table:table-cell office:value-type="string">
            <text:p>Cary</text:p>
          </table:table-cell>
          <table:table-cell office:value-type="string">
            <text:p>NC</text:p>
          </table:table-cell>
          <table:table-cell office:value-type="string">
            <text:p>Don Williams</text:p>
          </table:table-cell>
        </table:table-row>
        <table:table-row table:style-name="ro1">
          <table:table-cell office:value-type="string">
            <text:p>Target</text:p>
          </table:table-cell>
          <table:table-cell office:value-type="string">
            <text:p>2005-03</text:p>
          </table:table-cell>
          <table:table-cell office:value-type="string">
            <text:p>2005-09</text:p>
          </table:table-cell>
          <table:table-cell office:value-type="string">
            <text:p>Apex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string">
            <text:p>Sir Speedy Cary</text:p>
          </table:table-cell>
          <table:table-cell office:value-type="string">
            <text:p>2005-09</text:p>
          </table:table-cell>
          <table:table-cell office:value-type="string">
            <text:p>2007-10</text:p>
          </table:table-cell>
          <table:table-cell office:value-type="string">
            <text:p>Cary</text:p>
          </table:table-cell>
          <table:table-cell office:value-type="string">
            <text:p>NC</text:p>
          </table:table-cell>
          <table:table-cell office:value-type="string">
            <text:p>Larry Routhe</text:p>
          </table:table-cell>
        </table:table-row>
        <table:table-row table:style-name="ro1">
          <table:table-cell office:value-type="string">
            <text:p>Cisys, Inc</text:p>
          </table:table-cell>
          <table:table-cell office:value-type="string">
            <text:p>2007-10</text:p>
          </table:table-cell>
          <table:table-cell office:value-type="string">
            <text:p>Present</text:p>
          </table:table-cell>
          <table:table-cell office:value-type="string">
            <text:p>Raleigh</text:p>
          </table:table-cell>
          <table:table-cell office:value-type="string">
            <text:p>NC</text:p>
          </table:table-cell>
          <table:table-cell office:value-type="string">
            <text:p>Kevin Vroome | Dan Beach</text:p>
          </table:table-cell>
        </table:table-row>
      </table:table>
      <table:database-ranges>
        <table:database-range table:target-range-address="Work.A2:Work.E1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30">01/30/2010</text:date>, <text:time>23:5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Thomas Ingram</meta:initial-creator>
    <meta:creation-date>2007-05-22T22:04:40</meta:creation-date>
    <dc:creator>Thomas Ingram</dc:creator>
    <dc:date>2010-01-30T23:50:41</dc:date>
    <dc:language>en-US</dc:language>
    <meta:editing-cycles>8</meta:editing-cycles>
    <meta:editing-duration>PT152H02M27S</meta:editing-duration>
    <meta:document-statistic meta:table-count="2" meta:cell-count="129" meta:object-count="0"/>
    <meta:user-defined meta:name="Info 1"/>
    <meta:user-defined meta:name="Info 2"/>
    <meta:user-defined meta:name="Info 3"/>
    <meta:user-defined meta:name="Info 4"/>
  </office:meta>
</office:document-meta>
</file>